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762cm" svg:height="0.762cm" svg:x="13.065cm" svg:y="3.79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11.287cm" svg:y="5.445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0.762cm" svg:height="0.762cm" svg:x="15.224cm" svg:y="5.57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0.762cm" svg:height="0.762cm" svg:x="12.303cm" svg:y="7.85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0.762cm" svg:height="0.762cm" svg:x="14.462cm" svg:y="7.98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0.762cm" svg:height="0.762cm" svg:x="18.018cm" svg:y="7.477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065cm" svg:y1="8.239cm" svg:x2="14.462cm" svg:y2="8.366cm" draw:start-shape="id1" draw:start-glue-point="10" draw:end-shape="id2" draw:end-glue-point="6" svg:d="M13065 8239l1397 127" svg:viewBox="0 0 1398 128">
          <text:p text:style-name="P3">1</text:p>
          <text:p text:style-name="P3"/>
        </draw:connector>
        <draw:connector draw:style-name="gr2" draw:text-style-name="P4" draw:layer="layout" draw:type="line" svg:x1="11.668cm" svg:y1="6.207cm" svg:x2="12.414cm" svg:y2="7.969cm" draw:start-shape="id3" draw:start-glue-point="8" draw:end-shape="id1" draw:end-glue-point="5" svg:d="M11668 6207l746 1762" svg:viewBox="0 0 747 1763">
          <text:p text:style-name="P3"><text:s text:c="3"/>2</text:p>
        </draw:connector>
        <draw:connector draw:style-name="gr2" draw:text-style-name="P4" draw:layer="layout" draw:type="line" svg:x1="12.684cm" svg:y1="7.858cm" svg:x2="13.446cm" svg:y2="4.556cm" draw:start-shape="id1" draw:start-glue-point="4" draw:end-shape="id4" draw:end-glue-point="8" svg:d="M12684 7858l762-3302" svg:viewBox="0 0 763 3303">
          <text:p text:style-name="P3"><text:s text:c="2"/>3</text:p>
        </draw:connector>
        <draw:connector draw:style-name="gr2" draw:text-style-name="P4" draw:layer="layout" draw:type="line" svg:x1="15.113cm" svg:y1="8.096cm" svg:x2="15.605cm" svg:y2="6.334cm" draw:start-shape="id2" draw:start-glue-point="11" draw:end-shape="id5" draw:end-glue-point="8" svg:d="M15113 8096l492-1762" svg:viewBox="0 0 493 1763">
          <text:p text:style-name="P3"><text:s text:c="3"/>5</text:p>
        </draw:connector>
        <draw:connector draw:style-name="gr2" draw:text-style-name="P4" draw:layer="layout" draw:type="line" svg:x1="15.224cm" svg:y1="8.366cm" svg:x2="18.018cm" svg:y2="7.858cm" draw:start-shape="id2" draw:start-glue-point="10" draw:end-shape="id6" draw:end-glue-point="6" svg:d="M15224 8366l2794-508" svg:viewBox="0 0 2795 509">
          <text:p text:style-name="P3"/>
          <text:p text:style-name="P3">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48:13.775941034</meta:creation-date>
    <dc:date>2019-03-06T15:00:25.643422797</dc:date>
    <meta:editing-duration>PT12M11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